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5.5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5" style:family="graphic" style:parent-style-name="standard">
      <style:graphic-properties draw:stroke="none" svg:stroke-color="#000000" draw:fill="none" draw:fill-color="#ffffff" fo:min-height="1.553cm"/>
    </style:style>
    <style:style style:name="gr6" style:family="graphic" style:parent-style-name="standard">
      <style:graphic-properties draw:stroke="none" svg:stroke-color="#000000" draw:fill="none" draw:fill-color="#ffffff" fo:min-height="2.36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91cm" fo:min-width="3.253cm"/>
    </style:style>
    <style:style style:name="gr8" style:family="graphic" style:parent-style-name="standard">
      <style:graphic-properties draw:stroke="none" svg:stroke-color="#000000" draw:fill="none" draw:fill-color="#ffffff" fo:min-height="3.7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 draw:auto-grow-height="false" fo:min-height="1.656cm" fo:min-width="1.40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278cm" svg:height="0.962cm" svg:x="1cm" svg:y="1.244cm">
          <draw:text-box>
            <text:p>State Transition Diagram for Two-Sample FIR</text:p>
          </draw:text-box>
        </draw:frame>
        <draw:frame draw:style-name="gr2" draw:text-style-name="P1" draw:layer="layout" svg:width="5.605cm" svg:height="5.84cm" svg:x="14.985cm" svg:y="1cm">
          <draw:text-box>
            <text:p text:style-name="P1"><text:span text:style-name="T1">Joe Mynhier</text:span></text:p>
            <text:p text:style-name="P1"><text:span text:style-name="T1">ECE337</text:span></text:p>
            <text:p text:style-name="P1"><text:span text:style-name="T1">Section 4</text:span></text:p>
            <text:p text:style-name="P1"><text:span text:style-name="T1">Thu. 2:30</text:span></text:p>
            <text:p text:style-name="P1"><text:span text:style-name="T1">Lab 5</text:span></text:p>
          </draw:text-box>
        </draw:frame>
        <draw:custom-shape draw:style-name="gr3" draw:text-style-name="P2" draw:layer="layout" svg:width="3.048cm" svg:height="3.048cm" svg:x="4.603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635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573cm" svg:y="1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573cm" svg:y="14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51cm" svg:y="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511cm" svg:y="22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6.045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6.044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6.076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0.946cm" svg:y="3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.912cm" svg:height="0.962cm" svg:x="5.161cm" svg:y="3.886cm">
          <draw:text-box>
            <text:p>IDLE</text:p>
          </draw:text-box>
        </draw:frame>
        <draw:frame draw:style-name="gr4" draw:layer="layout" svg:width="2.678cm" svg:height="0.962cm" svg:x="4.882cm" svg:y="7.772cm">
          <draw:text-box>
            <text:p>STORE</text:p>
          </draw:text-box>
        </draw:frame>
        <draw:frame draw:style-name="gr1" draw:layer="layout" svg:width="2.267cm" svg:height="0.962cm" svg:x="5.13cm" svg:y="11.689cm">
          <draw:text-box>
            <text:p>ZERO</text:p>
          </draw:text-box>
        </draw:frame>
        <draw:frame draw:style-name="gr1" draw:layer="layout" svg:width="2.606cm" svg:height="0.962cm" svg:x="4.85cm" svg:y="15.327cm">
          <draw:text-box>
            <text:p>SORT1</text:p>
          </draw:text-box>
        </draw:frame>
        <draw:frame draw:style-name="gr1" draw:layer="layout" svg:width="2.606cm" svg:height="0.962cm" svg:x="4.788cm" svg:y="19.274cm">
          <draw:text-box>
            <text:p>SORT2</text:p>
          </draw:text-box>
        </draw:frame>
        <draw:frame draw:style-name="gr1" draw:layer="layout" svg:width="2.191cm" svg:height="0.962cm" svg:x="4.974cm" svg:y="23.067cm">
          <draw:text-box>
            <text:p>MUL1</text:p>
          </draw:text-box>
        </draw:frame>
        <draw:frame draw:style-name="gr1" draw:layer="layout" svg:width="2.335cm" svg:height="0.962cm" svg:x="11.441cm" svg:y="3.855cm">
          <draw:text-box>
            <text:p>EIDLE</text:p>
          </draw:text-box>
        </draw:frame>
        <draw:frame draw:style-name="gr1" draw:layer="layout" svg:width="1.84cm" svg:height="0.962cm" svg:x="16.539cm" svg:y="7.586cm">
          <draw:text-box>
            <text:p>ADD</text:p>
          </draw:text-box>
        </draw:frame>
        <draw:frame draw:style-name="gr1" draw:layer="layout" svg:width="2.191cm" svg:height="0.962cm" svg:x="16.539cm" svg:y="11.441cm">
          <draw:text-box>
            <text:p>MUL2</text:p>
          </draw:text-box>
        </draw:frame>
        <draw:frame draw:style-name="gr1" draw:layer="layout" svg:width="1.806cm" svg:height="0.962cm" svg:x="16.633cm" svg:y="15.172cm">
          <draw:text-box>
            <text:p>SUB</text:p>
          </draw:text-box>
        </draw:frame>
        <draw:frame draw:style-name="gr5" draw:text-style-name="P3" draw:layer="layout" svg:width="3.078cm" svg:height="1.827cm" svg:x="4.694cm" svg:y="8.549cm">
          <draw:text-box>
            <text:p text:style-name="P3"><text:span text:style-name="T2">op = Load</text:span></text:p>
            <text:p text:style-name="P3"><text:span text:style-name="T2">modwait </text:span></text:p>
            <text:p text:style-name="P3"><text:span text:style-name="T2">dest = 3 </text:span></text:p>
            <text:p text:style-name="P3"><text:span text:style-name="T2">cntup </text:span></text:p>
          </draw:text-box>
        </draw:frame>
        <draw:frame draw:style-name="gr6" draw:text-style-name="P3" draw:layer="layout" svg:width="3.327cm" svg:height="2.615cm" svg:x="4.507cm" svg:y="12.281cm">
          <draw:text-box>
            <text:p text:style-name="P3"><text:span text:style-name="T2">op = Sub</text:span></text:p>
            <text:p text:style-name="P3"><text:span text:style-name="T2">src1 = 0, src2 = 0</text:span></text:p>
            <text:p text:style-name="P3"><text:span text:style-name="T2">modwait </text:span></text:p>
            <text:p text:style-name="P3"><text:span text:style-name="T2">dest = 0 </text:span></text:p>
            <text:p text:style-name="P3"><text:span text:style-name="T2"/></text:p>
          </draw:text-box>
        </draw:frame>
        <draw:frame draw:style-name="gr5" draw:text-style-name="P3" draw:layer="layout" svg:width="3.078cm" svg:height="1.827cm" svg:x="4.725cm" svg:y="15.98cm">
          <draw:text-box>
            <text:p text:style-name="P3"><text:span text:style-name="T2">op = Copy</text:span></text:p>
            <text:p text:style-name="P3"><text:span text:style-name="T2">src1 = 2 </text:span></text:p>
            <text:p text:style-name="P3"><text:span text:style-name="T2">modwait </text:span></text:p>
            <text:p text:style-name="P3"><text:span text:style-name="T2">dest = 1 </text:span></text:p>
          </draw:text-box>
        </draw:frame>
        <draw:frame draw:style-name="gr5" draw:text-style-name="P3" draw:layer="layout" svg:width="3.078cm" svg:height="1.827cm" svg:x="4.569cm" svg:y="19.959cm">
          <draw:text-box>
            <text:p text:style-name="P3"><text:span text:style-name="T2">op = Copy</text:span></text:p>
            <text:p text:style-name="P3"><text:span text:style-name="T2">src1 = 3</text:span></text:p>
            <text:p text:style-name="P3"><text:span text:style-name="T2">modwait </text:span></text:p>
            <text:p text:style-name="P3"><text:span text:style-name="T2">Dest = 2 </text:span></text:p>
          </draw:text-box>
        </draw:frame>
        <draw:frame draw:style-name="gr6" draw:text-style-name="P3" draw:layer="layout" svg:width="3.327cm" svg:height="2.615cm" svg:x="4.445cm" svg:y="23.846cm">
          <draw:text-box>
            <text:p text:style-name="P3"><text:span text:style-name="T2">op = Mul</text:span></text:p>
            <text:p text:style-name="P3"><text:span text:style-name="T2">src1 = 1, src2 = 4</text:span></text:p>
            <text:p text:style-name="P3"><text:span text:style-name="T2">modwait </text:span></text:p>
            <text:p text:style-name="P3"><text:span text:style-name="T2">dest = 6 <text:s/></text:span></text:p>
          </draw:text-box>
        </draw:frame>
        <draw:frame draw:style-name="gr6" draw:text-style-name="P3" draw:layer="layout" svg:width="3.234cm" svg:height="2.615cm" svg:x="15.948cm" svg:y="8.395cm">
          <draw:text-box>
            <text:p text:style-name="P3"><text:span text:style-name="T2">op = Add</text:span></text:p>
            <text:p text:style-name="P3"><text:span text:style-name="T2">src1 = 0, src2 = 6</text:span></text:p>
            <text:p text:style-name="P3"><text:span text:style-name="T2">modwait </text:span></text:p>
            <text:p text:style-name="P3"><text:span text:style-name="T2">dest = 0 <text:s/></text:span></text:p>
          </draw:text-box>
        </draw:frame>
        <draw:frame draw:style-name="gr6" draw:text-style-name="P3" draw:layer="layout" svg:width="3.327cm" svg:height="2.615cm" svg:x="15.948cm" svg:y="12.125cm">
          <draw:text-box>
            <text:p text:style-name="P3"><text:span text:style-name="T2">op = Mul</text:span></text:p>
            <text:p text:style-name="P3"><text:span text:style-name="T2">src1 = 2, src2 = 5</text:span></text:p>
            <text:p text:style-name="P3"><text:span text:style-name="T2">modwait </text:span></text:p>
            <text:p text:style-name="P3"><text:span text:style-name="T2">dest = 6 </text:span></text:p>
          </draw:text-box>
        </draw:frame>
        <draw:frame draw:style-name="gr6" draw:text-style-name="P3" draw:layer="layout" svg:width="3.233cm" svg:height="2.615cm" svg:x="16.042cm" svg:y="15.857cm">
          <draw:text-box>
            <text:p text:style-name="P3"><text:span text:style-name="T2">op = Sub</text:span></text:p>
            <text:p text:style-name="P3"><text:span text:style-name="T2">src1 = 0, src2 = 6</text:span></text:p>
            <text:p text:style-name="P3"><text:span text:style-name="T2">modwait </text:span></text:p>
            <text:p text:style-name="P3"><text:span text:style-name="T2">dest = 0 </text:span></text:p>
          </draw:text-box>
        </draw:frame>
        <draw:frame draw:style-name="gr5" draw:text-style-name="P3" draw:layer="layout" svg:width="3.078cm" svg:height="1.803cm" svg:x="11.036cm" svg:y="5.13cm">
          <draw:text-box>
            <text:p text:style-name="P3"><text:span text:style-name="T2">error</text:span></text:p>
          </draw:text-box>
        </draw:frame>
        <draw:custom-shape draw:style-name="gr7" draw:text-style-name="P2" draw:layer="layout" svg:width="3.753cm" svg:height="4.141cm" svg:x="14.456cm" svg:y="20.923cm">
          <text:p text:style-name="P2"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62cm" svg:height="4.043cm" svg:x="14.518cm" svg:y="20.954cm">
          <draw:text-box>
            <text:p text:style-name="P1"><text:span text:style-name="T1">Op codes:</text:span></text:p>
            <text:p text:style-name="P1"><text:span text:style-name="T1">NoOp = 000</text:span></text:p>
            <text:p text:style-name="P1"><text:span text:style-name="T1">Copy = 001</text:span></text:p>
            <text:p text:style-name="P1"><text:span text:style-name="T1">Load1 = 010</text:span></text:p>
            <text:p text:style-name="P1"><text:span text:style-name="T1">Load2 = 011</text:span></text:p>
            <text:p text:style-name="P1"><text:span text:style-name="T1">Add = 100</text:span></text:p>
            <text:p text:style-name="P1"><text:span text:style-name="T1">Sub = 101</text:span></text:p>
            <text:p text:style-name="P1"><text:span text:style-name="T1">Mul = <text:s/>110</text:span></text:p>
          </draw:text-box>
        </draw:frame>
        <draw:line draw:style-name="gr9" draw:text-style-name="P2" draw:layer="layout" svg:x1="6.124cm" svg:y1="6.622cm" svg:x2="6.113cm" svg:y2="7.474cm">
          <text:p/>
        </draw:line>
        <draw:custom-shape draw:style-name="gr10" draw:text-style-name="P2" draw:layer="layout" svg:width="1.905cm" svg:height="1.905cm" svg:x="3.286cm" svg:y="3.032cm">
          <text:p/>
          <draw:enhanced-geometry svg:viewBox="0 0 21600 21600" draw:text-areas="0 0 21600 21600" draw:type="circular-arrow" draw:modifiers="68.461916638987 -21.186176440399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0.879cm" svg:height="0.725cm" svg:x="5.245cm" svg:y="6.593cm">
          <draw:text-box>
            <text:p text:style-name="P1"><text:span text:style-name="T1">dr</text:span></text:p>
          </draw:text-box>
        </draw:frame>
        <draw:frame draw:style-name="gr1" draw:text-style-name="P1" draw:layer="layout" svg:width="0.997cm" svg:height="0.725cm" svg:x="3.699cm" svg:y="3.831cm">
          <draw:text-box>
            <text:p text:style-name="P1"><text:span text:style-name="T1">!dr</text:span></text:p>
          </draw:text-box>
        </draw:frame>
        <draw:line draw:style-name="gr9" draw:text-style-name="P2" draw:layer="layout" svg:x1="7.219cm" svg:y1="7.863cm" svg:x2="10.946cm" svg:y2="5.299cm">
          <text:p/>
        </draw:line>
        <draw:frame draw:style-name="gr1" draw:text-style-name="P1" draw:layer="layout" svg:width="0.997cm" svg:height="0.725cm" svg:x="7cm" svg:y="6.95cm">
          <draw:text-box>
            <text:p text:style-name="P1"><text:span text:style-name="T1">!dr</text:span></text:p>
          </draw:text-box>
        </draw:frame>
        <draw:line draw:style-name="gr9" draw:text-style-name="P2" draw:layer="layout" svg:x1="6.15cm" svg:y1="10.479cm" svg:x2="6.15cm" svg:y2="11.256cm">
          <text:p/>
        </draw:line>
        <draw:frame draw:style-name="gr1" draw:text-style-name="P1" draw:layer="layout" svg:width="0.879cm" svg:height="0.725cm" svg:x="6.15cm" svg:y="10.531cm">
          <draw:text-box>
            <text:p text:style-name="P1"><text:span text:style-name="T1">dr</text:span></text:p>
          </draw:text-box>
        </draw:frame>
        <draw:custom-shape draw:style-name="gr10" draw:text-style-name="P2" draw:layer="layout" svg:width="1.905cm" svg:height="1.905cm" svg:x="9.648cm" svg:y="3.081cm">
          <text:p/>
          <draw:enhanced-geometry svg:viewBox="0 0 21600 21600" draw:text-areas="0 0 21600 21600" draw:type="circular-arrow" draw:modifiers="68.461916638987 -21.186176440399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0.997cm" svg:height="0.725cm" svg:x="10.061cm" svg:y="3.88cm">
          <draw:text-box>
            <text:p text:style-name="P1"><text:span text:style-name="T1">!dr</text:span></text:p>
          </draw:text-box>
        </draw:frame>
        <draw:line draw:style-name="gr9" draw:text-style-name="P2" draw:layer="layout" svg:x1="12.457cm" svg:y1="6.687cm" svg:x2="7.683cm" svg:y2="8.981cm">
          <text:p/>
        </draw:line>
        <draw:frame draw:style-name="gr1" draw:text-style-name="P1" draw:layer="layout" svg:width="0.879cm" svg:height="0.725cm" svg:x="12.027cm" svg:y="6.618cm">
          <draw:text-box>
            <text:p text:style-name="P1"><text:span text:style-name="T1">dr</text:span></text:p>
          </draw:text-box>
        </draw:frame>
        <draw:line draw:style-name="gr9" draw:text-style-name="P2" draw:layer="layout" svg:x1="6.113cm" svg:y1="14.304cm" svg:x2="6.113cm" svg:y2="14.955cm">
          <text:p/>
        </draw:line>
        <draw:line draw:style-name="gr9" draw:text-style-name="P2" draw:layer="layout" svg:x1="6.064cm" svg:y1="18.003cm" svg:x2="6.064cm" svg:y2="18.872cm">
          <text:p/>
        </draw:line>
        <draw:line draw:style-name="gr9" draw:text-style-name="P2" draw:layer="layout" svg:x1="6.016cm" svg:y1="21.92cm" svg:x2="6.016cm" svg:y2="22.696cm">
          <text:p/>
        </draw:line>
        <draw:line draw:style-name="gr9" draw:text-style-name="P2" draw:layer="layout" svg:x1="7.165cm" svg:y1="23.167cm" svg:x2="16.045cm" svg:y2="8.947cm">
          <text:p/>
        </draw:line>
        <draw:line draw:style-name="gr9" draw:text-style-name="P2" draw:layer="layout" svg:x1="17.54cm" svg:y1="10.48cm" svg:x2="17.553cm" svg:y2="11.225cm">
          <text:p/>
        </draw:line>
        <draw:path draw:style-name="gr11" draw:text-style-name="P2" draw:layer="layout" svg:width="8.218cm" svg:height="5.145cm" draw:transform="rotate (1.14196892957989) translate (14.1693520647907cm 13.4684530518232cm)" svg:viewBox="0 0 8219 5146" svg:d="M0 5146c9408-1 8164-5130 8164-5130l-43-16">
          <text:p/>
        </draw:path>
        <draw:line draw:style-name="gr9" draw:text-style-name="P2" draw:layer="layout" svg:x1="17.579cm" svg:y1="6.05cm" svg:x2="13.994cm" svg:y2="5.032cm">
          <text:p/>
        </draw:line>
        <draw:line draw:style-name="gr9" draw:text-style-name="P2" draw:layer="layout" svg:x1="17.546cm" svg:y1="14.273cm" svg:x2="17.546cm" svg:y2="15.017cm">
          <text:p/>
        </draw:line>
        <draw:frame draw:style-name="gr1" draw:text-style-name="P1" draw:layer="layout" svg:width="2.081cm" svg:height="0.725cm" svg:x="18.729cm" svg:y="15.229cm">
          <draw:text-box>
            <text:p text:style-name="P1"><text:span text:style-name="T1">overflow</text:span></text:p>
          </draw:text-box>
        </draw:frame>
        <draw:path draw:style-name="gr11" draw:text-style-name="P2" draw:layer="layout" svg:width="14.658cm" svg:height="2.63cm" draw:transform="skewX (9.65807599309165E-017) rotate (-2.22895998772196) translate (16.076cm 16.515cm)" svg:viewBox="0 0 14659 2631" svg:d="M0 0c16327 1 14607 2631 14607 2631">
          <text:p/>
        </draw:path>
        <draw:path draw:style-name="gr11" draw:text-style-name="P2" draw:layer="layout" svg:width="16.555cm" svg:height="6.815cm" draw:transform="rotate (2.06838969653848) translate (5.06cm 26.461cm)" svg:viewBox="0 0 16556 6816" svg:d="M0 0c12067 1 16556 6816 16556 6816">
          <text:p/>
        </draw:path>
        <draw:line draw:style-name="gr9" draw:text-style-name="P2" draw:layer="layout" svg:x1="3.147cm" svg:y1="8.659cm" svg:x2="4.66cm" svg:y2="5.577cm">
          <text:p/>
        </draw:line>
        <draw:frame draw:style-name="gr1" draw:text-style-name="P1" draw:layer="layout" svg:width="2.2cm" svg:height="0.725cm" svg:x="14.101cm" svg:y="15.857cm">
          <draw:text-box>
            <text:p text:style-name="P1"><text:span text:style-name="T1">!overflow</text:span></text:p>
          </draw:text-box>
        </draw:frame>
        <draw:g>
          <draw:line draw:style-name="gr11" draw:text-style-name="P2" draw:layer="layout" svg:x1="6.184cm" svg:y1="2.362cm" svg:x2="6.946cm" svg:y2="3.124cm">
            <text:p/>
          </draw:line>
          <draw:line draw:style-name="gr11" draw:text-style-name="P2" draw:layer="layout" svg:x1="6.438cm" svg:y1="3.124cm" svg:x2="6.946cm" svg:y2="3.124cm">
            <text:p/>
          </draw:line>
          <draw:line draw:style-name="gr9" draw:text-style-name="P2" draw:layer="layout" svg:x1="6.438cm" svg:y1="3.124cm" svg:x2="7.073cm" svg:y2="3.886cm">
            <text:p/>
          </draw:line>
          <draw:frame draw:style-name="gr12" draw:text-style-name="P1" draw:layer="layout" svg:width="1.524cm" svg:height="0.885cm" svg:x="5.041cm" svg:y="2.112cm">
            <draw:text-box>
              <text:p><text:span text:style-name="T1">nR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22T16:02:34.742662253</meta:creation-date>
    <dc:date>2016-09-22T17:25:14.548536342</dc:date>
    <dc:creator>Mentor Graphics</dc:creator>
    <meta:editing-duration>PT1H22M25S</meta:editing-duration>
    <meta:editing-cycles>30</meta:editing-cycles>
    <meta:generator>LibreOffice/4.3.7.2$Linux_X86_64 LibreOffice_project/430$Build-2</meta:generator>
    <meta:document-statistic meta:object-count="63"/>
  </office:meta>
</office:document-meta>
</file>